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6150349783956648294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9750564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4046733880964138151" text:style-name="L2">
        <text:list-item>
          <text:p text:style-name="P9">MATLAB classification forest </text:p>
          <text:list>
            <text:list-item>
              <text:p text:style-name="P7"><text:soft-page-break/>(default settings) – 11 trees: 66,74%</text:p>
            </text:list-item>
          </text:list>
        </text:list-item>
        <text:list-item>
          <text:p text:style-name="P7">MATLAB classification tree</text:p>
          <text:list>
            <text:list-item>
              <text:p text:style-name="P7">(default settings): 58,42%</text:p>
            </text:list-item>
          </text:list>
        </text:list-item>
        <text:list-item>
          <text:p text:style-name="P7">Linear tree forest (11t): <text:bookmark-start text:name="__DdeLink__62_1228293541"/><text:bookmark-end text:name="__DdeLink__62_1228293541"/></text:p>
          <text:list>
            <text:list-item>
              <text:p text:style-name="P7">(default): 71,21%</text:p>
            </text:list-item>
            <text:list-item>
              <text:p text:style-name="P7">(PCA 20ft.): 73,26%</text:p>
            </text:list-item>
            <text:list-item>
              <text:p text:style-name="P7">(maxSplit=10, boosting): 74,21%</text:p>
            </text:list-item>
            <text:list-item>
              <text:p text:style-name="P7">(SVM): 75,74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7,63%</text:p>
            </text:list-item>
            <text:list-item>
              <text:p text:style-name="P7">(distance = 1): 66,37%</text:p>
            </text:list-item>
            <text:list-item>
              <text:p text:style-name="P7">(distance = 'mahal'): 71,53%</text:p>
            </text:list-item>
          </text:list>
        </text:list-item>
        <text:list-item>
          <text:p text:style-name="P7">Linear tree</text:p>
          <text:list>
            <text:list-item>
              <text:p text:style-name="P7">(default): 72,11%</text:p>
            </text:list-item>
            <text:list-item>
              <text:p text:style-name="P7">(PCA 20ft.): 70,53%</text:p>
            </text:list-item>
            <text:list-item>
              <text:p text:style-name="P7">(distance = 'mahal'): 70,00%</text:p>
            </text:list-item>
            <text:list-item>
              <text:p text:style-name="P7">(distance = 'mahal', PCA 20ft.): 71,58%</text:p>
            </text:list-item>
          </text:list>
        </text:list-item>
        <text:list-item>
          <text:p text:style-name="P7">SVM tree: 72,63%</text:p>
        </text:list-item>
        <text:list-item>
          <text:p text:style-name="P7">SVM</text:p>
          <text:list>
            <text:list-item>
              <text:p text:style-name="P7">(default settings – linear): 72,63%</text:p>
            </text:list-item>
            <text:list-item>
              <text:p text:style-name="P7">(linear, autoscale = false): 74,74%</text:p>
            </text:list-item>
            <text:list-item>
              <text:p text:style-name="P7">(quadratic): 64,74%</text:p>
            </text:list-item>
            <text:list-item>
              <text:p text:style-name="P7">(quadratic, autoscale = false): 75,26%</text:p>
            </text:list-item>
            <text:list-item>
              <text:p text:style-name="P7">(polynomial): 14,74% (3<text:span text:style-name="T3">rd</text:span> order), higher orders did not converge</text:p>
            </text:list-item>
            <text:list-item>
              <text:p text:style-name="P7">(polynomial, autoscale = false): 47,89% (3<text:span text:style-name="T3">rd</text:span> order), 52,62% (higher orders)</text:p>
            </text:list-item>
            <text:list-item>
              <text:p text:style-name="P7">(RBF, sigma = 42): 78,42%</text:p>
            </text:list-item>
            <text:list-item>
              <text:p text:style-name="P7">(RBF, sigma = 7, autoscale = false): 77,37%</text:p>
            </text:list-item>
            <text:list-item>
              <text:p text:style-name="P7">(default MLP): 49,47%</text:p>
            </text:list-item>
            <text:list-item>
              <text:p text:style-name="P7">(MLP, autoscale = false): 52,63%</text:p>
            </text:list-item>
          </text:list>
        </text:list-item>
        <text:list-item>
          <text:p text:style-name="P7"><text:soft-page-break/>KNN</text:p>
          <text:list>
            <text:list-item>
              <text:p text:style-name="P7">(default – k=1,'euclidean','nearest'): 60,00%</text:p>
            </text:list-item>
            <text:list-item>
              <text:p text:style-name="P7">(k=3,'euclidean','nearest'): 66,32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64,74%</text:p>
            </text:list-item>
          </text:list>
        </text:list-item>
        <text:list-item>
          <text:p text:style-name="P7">LLC – works badly without dimension reduction</text:p>
          <text:list>
            <text:list-item>
              <text:p text:style-name="P7">(20 ft.): 74,21%</text:p>
            </text:list-item>
            <text:list-item>
              <text:p text:style-name="P7">(50 ft.): 75,<text:span text:style-name="T2">26</text:span>% (convergence problems)</text:p>
            </text:list-item>
            <text:list-item>
              <text:p text:style-name="P7">(75 ft.): 70,53% (convergence problems)</text:p>
            </text:list-item>
          </text:list>
        </text:list-item>
        <text:list-item>
          <text:p text:style-name="P7">Naive Bayes – linear</text:p>
          <text:list>
            <text:list-item>
              <text:p text:style-name="P7">(default): 67,37%</text:p>
            </text:list-item>
            <text:list-item>
              <text:p text:style-name="P7">(PCA 20ft.): 74,21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24T19:58:32.83</dc:date>
    <meta:editing-duration>P2DT21H59M37S</meta:editing-duration>
    <meta:editing-cycles>51</meta:editing-cycles>
    <meta:generator>OpenOffice/4.1.1$Win32 OpenOffice.org_project/411m6$Build-9775</meta:generator>
    <meta:document-statistic meta:table-count="0" meta:image-count="0" meta:object-count="0" meta:page-count="3" meta:paragraph-count="68" meta:word-count="395" meta:character-count="2432"/>
  </office:meta>
</office:document-meta>
</file>